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actFactory.ContractFactory( DispatcherBea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actFactory.resolv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ractFactory.get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actFactory.setMap( Map &lt; String , Contract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